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4000"/>
    </style:style>
    <style:style style:name="P2" style:family="paragraph" style:parent-style-name="Standard">
      <style:paragraph-properties fo:text-align="center" style:justify-single-word="false"/>
      <style:text-properties fo:color="#ff4000" fo:font-size="14pt" fo:font-weight="bold" officeooo:rsid="00065323" officeooo:paragraph-rsid="00076536"/>
    </style:style>
    <style:style style:name="P3" style:family="paragraph" style:parent-style-name="Standard">
      <style:text-properties fo:color="#ff4000" fo:font-size="14pt" fo:font-weight="normal" officeooo:rsid="00065323" officeooo:paragraph-rsid="00065323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font-size="14pt" fo:font-style="italic" fo:font-weight="bold"/>
    </style:style>
    <style:style style:name="P6" style:family="paragraph" style:parent-style-name="Standard">
      <style:text-properties fo:font-size="14pt" fo:font-weight="bold" officeooo:rsid="00065323" officeooo:paragraph-rsid="00065323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5323" officeooo:paragraph-rsid="00076536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6536" officeooo:paragraph-rsid="00076536"/>
    </style:style>
    <style:style style:name="P9" style:family="paragraph" style:parent-style-name="Standard">
      <style:text-properties fo:color="#55308d"/>
    </style:style>
    <style:style style:name="P10" style:family="paragraph" style:parent-style-name="Standard">
      <style:text-properties fo:color="#55308d" fo:font-size="14pt" fo:font-weight="bold" officeooo:rsid="00065323" officeooo:paragraph-rsid="00065323"/>
    </style:style>
    <style:style style:name="P11" style:family="paragraph" style:parent-style-name="Standard">
      <style:text-properties fo:color="#55308d" fo:font-size="14pt" fo:font-weight="normal" officeooo:rsid="00065323" officeooo:paragraph-rsid="00065323"/>
    </style:style>
    <style:style style:name="P12" style:family="paragraph" style:parent-style-name="Standard">
      <style:text-properties fo:color="#55308d" fo:font-size="14pt" fo:font-weight="normal" officeooo:rsid="00065323" officeooo:paragraph-rsid="00076536"/>
    </style:style>
    <style:style style:name="P13" style:family="paragraph" style:parent-style-name="Standard">
      <style:text-properties fo:color="#158466"/>
    </style:style>
    <style:style style:name="P14" style:family="paragraph" style:parent-style-name="Standard">
      <style:text-properties fo:color="#158466" fo:font-size="14pt" fo:font-weight="normal" officeooo:rsid="00065323" officeooo:paragraph-rsid="00065323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officeooo:paragraph-rsid="000c99c8"/>
    </style:style>
    <style:style style:name="P17" style:family="paragraph" style:parent-style-name="Standard">
      <style:text-properties fo:color="#ff4000"/>
    </style:style>
    <style:style style:name="T1" style:family="text">
      <style:text-properties fo:color="#ff4000"/>
    </style:style>
    <style:style style:name="T2" style:family="text">
      <style:text-properties fo:color="#55308d"/>
    </style:style>
    <style:style style:name="T3" style:family="text">
      <style:text-properties fo:color="#158466"/>
    </style:style>
    <style:style style:name="T4" style:family="text">
      <style:text-properties officeooo:rsid="00076536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/>
      <text:p text:style-name="P2">***********************<text:span text:style-name="T4">Draft</text:span>***********************</text:p>
      <text:p text:style-name="P7">This example is from test_crypto.lpr to compare with openssl</text:p>
      <text:p text:style-name="P8">06/10/20</text:p>
      <text:p text:style-name="P2">***********************<text:span text:style-name="T4">Draft</text:span>***********************</text:p>
      <text:p text:style-name="P6"/>
      <text:p text:style-name="P6">Legend:</text:p>
      <text:p text:style-name="P12">Key</text:p>
      <text:p text:style-name="P14">IV</text:p>
      <text:p text:style-name="P3">Encrypted</text:p>
      <text:p text:style-name="P11"/>
      <text:p text:style-name="P10"/>
      <text:p text:style-name="Standard">This example is from test_crypto.lpr to compare with openssl</text:p>
      <text:p text:style-name="Standard">test0513.txt</text:p>
      <text:p text:style-name="P9">Key Ascii Now we are engaged in a great ci</text:p>
      <text:p text:style-name="P9"/>
      <text:p text:style-name="P9">Key Hex 4e6f772077652061726520656e676167656420696e2061206772656174206369</text:p>
      <text:p text:style-name="Standard"/>
      <text:p text:style-name="P13">IV 000102030405060708090A0B0C0D0E0F</text:p>
      <text:p text:style-name="Standard"/>
      <text:p text:style-name="P5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/>
      <text:p text:style-name="Standard">This from test_crypto.lpr</text:p>
      <text:p text:style-name="Standard">cat text.plain </text:p>
      <text:p text:style-name="Standard">Four score and s</text:p>
      <text:p text:style-name="Standard"/>
      <text:p text:style-name="Standard">openssl enc -v -P <text:s/>-p -nosalt -aes-256-cbc -K <text:span text:style-name="T2">4e6f772077652061726520656e676167656420696e2061206772656174206369</text:span> -iv <text:span text:style-name="T3">000102030405060708090A0B0C0D0E0F</text:span> -in text.plain -out some.secret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000102030405060708090A0B0C0D0E0F</text:span></text:p>
      <text:p text:style-name="Standard">bytes read <text:s text:c="2"/>: <text:s text:c="6"/>17</text:p>
      <text:p text:style-name="Standard">bytes written: <text:s text:c="6"/>32 </text:p>
      <text:p text:style-name="Standard"/>
      <text:p text:style-name="Standard">some.secret.enc</text:p>
      <text:p text:style-name="Standard">00000000 <text:s text:c="2"/><text:span text:style-name="T1">23 AE 14 F4 <text:s/>A7 B2 DC 7F <text:s/>1D D8 9C F6 <text:s/>F0 7E 40 48</text:span> <text:s/>#............~@H</text:p>
      <text:p text:style-name="Standard">00000010 <text:s text:c="2"/>F6 55 F7 54 <text:s/>99 D6 0A 89 <text:s/>06 69 <text:span text:style-name="T1">6E</text:span> E8 <text:s/>52 05 01 26 <text:s/>.U.T.....in.R..&amp;</text:p>
      <text:p text:style-name="Standard"/>
      <text:p text:style-name="Standard">test0513.txt</text:p>
      <text:p text:style-name="Standard">StrEnc</text:p>
      <text:p text:style-name="P1">23ae14f4a7b2dc7f1dd89cf6f07e4048</text:p>
      <text:p text:style-name="P4">501eb0abb52fd1ad788cec4d154b9fd6</text:p>
      <text:p text:style-name="P4"/>
      <text:p text:style-name="P4">openssl enc -d -v -P <text:s/>-p -nosalt -aes-256-cbc -K <text:span text:style-name="T2">4e6f772077652061726520656e676167656420696e2061206772656174206369</text:span> -iv <text:span text:style-name="T3">000102030405060708090A0B0C0D0E0F</text:span> -in some.secret.enc -out text.plaindec</text:p>
      <text:p text:style-name="P4"><text:soft-page-break/>bufsize=8192</text:p>
      <text:p text:style-name="P4">key=<text:span text:style-name="T2">4E6F772077652061726520656E676167656420696E2061206772656174206369</text:span></text:p>
      <text:p text:style-name="P4">iv =<text:span text:style-name="T3">000102030405060708090A0B0C0D0E0F</text:span></text:p>
      <text:p text:style-name="P4">bytes read <text:s text:c="2"/>: <text:s text:c="6"/>32</text:p>
      <text:p text:style-name="P4">bytes written: <text:s text:c="6"/>17</text:p>
      <text:p text:style-name="P4"/>
      <text:p text:style-name="P4">cat text.plaindec </text:p>
      <text:p text:style-name="P4">Four score and s</text:p>
      <text:p text:style-name="P4"/>
      <text:p text:style-name="P9">Key Ascii Now we are engaged in a great ci</text:p>
      <text:p text:style-name="P9"/>
      <text:p text:style-name="P9">Key Hex 4e6f772077652061726520656e676167656420696e2061206772656174206369</text:p>
      <text:p text:style-name="Standard"/>
      <text:p text:style-name="P13">IV 23ae14f4a7b2dc7f1dd89cf6f07e4048</text:p>
      <text:p text:style-name="Standard"/>
      <text:p text:style-name="Standard">cat text.plain1</text:p>
      <text:p text:style-name="Standard">even years ago o</text:p>
      <text:p text:style-name="Standard"/>
      <text:p text:style-name="P5">openssl enc -v -P <text:s/>-p -nosalt -aes-256-cbc -K <text:span text:style-name="T2">4e6f772077652061726520656e676167656420696e2061206772656174206369</text:span> -iv <text:span text:style-name="T3">23ae14f4a7b2dc7f1dd89cf6f07e4048</text:span> -in text.plain1 -out some.secret1.enc</text:p>
      <text:p text:style-name="Standard">bufsize=8192</text:p>
      <text:p text:style-name="Standard">key=<text:span text:style-name="T2">4E6F772077652061726520656E676167656420696E2061206772656174206369</text:span></text:p>
      <text:p text:style-name="Standard">iv =<text:span text:style-name="T3">23AE14F4A7B2DC7F1DD89CF6F07E4048</text:span></text:p>
      <text:p text:style-name="Standard">bytes read <text:s text:c="2"/>: <text:s text:c="6"/>17</text:p>
      <text:p text:style-name="Standard">bytes written: <text:s text:c="6"/>32</text:p>
      <text:p text:style-name="Standard">some.secret1.enc</text:p>
      <text:p text:style-name="Standard">00000000 <text:s text:c="2"/><text:span text:style-name="T1">50 1E B0 AB <text:s/>B5 2F D1 AD <text:s/>78 8C EC 4D <text:s/>15 4B 9F D6</text:span> <text:s/>P..../..x..M.K..</text:p>
      <text:p text:style-name="Standard">00000010 <text:s text:c="2"/>ED 65 F5 09 <text:s/>E7 2A F1 6E <text:s/>3E 7D 49 2B <text:s/>88 D1 DB 79 <text:s/>.e...*.n&gt;}I+...y</text:p>
      <text:p text:style-name="Standard"/>
      <text:p text:style-name="Standard">test0513.txt</text:p>
      <text:p text:style-name="Standard">StrEnc</text:p>
      <text:p text:style-name="Standard">23ae14f4a7b2dc7f1dd89cf6f07e4048</text:p>
      <text:p text:style-name="P1">501eb0abb52fd1ad788cec4d154b9fd6</text:p>
      <text:p text:style-name="P1"/>
      <text:p text:style-name="P1"/>
      <text:p text:style-name="P1"/>
      <text:p text:style-name="Standard"><text:span text:style-name="T5">openssl enc -d -v -P <text:s/>-p -nosalt -aes-256-cbc -K </text:span><text:span text:style-name="T2">4e6f772077652061726520656e676167656420696e2061206772656174206369</text:span> -iv<text:span text:style-name="T5"> </text:span><text:span text:style-name="T3">23ae14f4a7b2dc7f1dd89cf6f07e4048</text:span><text:span text:style-name="T5"> -in some.secret1.enc -out text.plain1dec</text:span></text:p>
      <text:p text:style-name="P4">bufsize=8192</text:p>
      <text:p text:style-name="P4">key=<text:span text:style-name="T2">4E6F772077652061726520656E676167656420696E2061206772656174206369</text:span></text:p>
      <text:p text:style-name="P4">iv =<text:span text:style-name="T3">23AE14F4A7B2DC7F1DD89CF6F07E4048</text:span></text:p>
      <text:p text:style-name="P4">bytes read <text:s text:c="2"/>: <text:s text:c="6"/>32</text:p>
      <text:p text:style-name="P4">bytes written: <text:s text:c="6"/>17</text:p>
      <text:p text:style-name="P4"/>
      <text:p text:style-name="P4">cat text.plain1dec </text:p>
      <text:p text:style-name="P4">even years ago o</text:p>
      <text:p text:style-name="P4"/>
      <text:p text:style-name="P4"/>
      <text:p text:style-name="P16"/>
      <text:p text:style-name="P16"/>
      <text:p text:style-name="P16"><text:soft-page-break/>cat plain.txt </text:p>
      <text:p text:style-name="P16">Four score and s</text:p>
      <text:p text:style-name="P16">even years ago o</text:p>
      <text:p text:style-name="P16">ur fathers broug</text:p>
      <text:p text:style-name="P16">ht forth on this</text:p>
      <text:p text:style-name="P16"><text:s/>continent, a ne</text:p>
      <text:p text:style-name="P16">w nation, concei</text:p>
      <text:p text:style-name="P16">ved in Liberty, </text:p>
      <text:p text:style-name="P16">and dedicated to</text:p>
      <text:p text:style-name="P16"/>
      <text:p text:style-name="P16">openssl enc -v -P <text:s/>-p -nosalt -aes-256-cbc -K <text:span text:style-name="T2">4e6f772077652061726520656e676167656420696e2061206772656174206369 </text:span>-iv <text:span text:style-name="T3">000102030405060708090A0B0C0D0E0F</text:span> -in plain.txt -out encrypted</text:p>
      <text:p text:style-name="P4">bufsize=8192</text:p>
      <text:p text:style-name="P4">key=<text:span text:style-name="T2">4E6F772077652061726520656E676167656420696E2061206772656174206369</text:span></text:p>
      <text:p text:style-name="P4">iv =<text:span text:style-name="T3">000102030405060708090A0B0C0D0E0F</text:span></text:p>
      <text:p text:style-name="P4">bytes read <text:s text:c="2"/>: <text:s text:c="5"/>136</text:p>
      <text:p text:style-name="P4">bytes written: <text:s text:c="5"/>144</text:p>
      <text:p text:style-name="P4"/>
      <text:p text:style-name="P1">00000000 <text:s text:c="2"/>23 AE 14 F4 <text:s/>A7 B2 DC 7F <text:s/>1D D8 9C F6 <text:s/>F0 7E 40 48 <text:s/>#............~@H</text:p>
      <text:p text:style-name="P1">00000010 <text:s text:c="2"/>24 83 59 90 <text:s/>D3 29 7C A2 <text:s/>83 50 86 D1 <text:s/>50 DF E4 D1 <text:s/>$.Y..)|..P..P...</text:p>
      <text:p text:style-name="P1">00000020 <text:s text:c="2"/>61 1E 3B 24 <text:s/>F3 80 23 24 <text:s/>25 EC 49 F0 <text:s/>1A 9A 40 F8 <text:s/>a.;$..#$%.I...@.</text:p>
      <text:p text:style-name="P1">00000030 <text:s text:c="2"/>D6 BC A5 29 <text:s/>77 41 61 F4 <text:s/>2A 0C 66 5D <text:s/>D2 EE CD AE <text:s/>...)wAa.*.f]....</text:p>
      <text:p text:style-name="P1">00000040 <text:s text:c="2"/>D1 1B C6 A2 <text:s/>B4 9D 8C BA <text:s/>5E D3 CA 7C <text:s/>E3 FF 64 09 <text:s/>........^..|..d.</text:p>
      <text:p text:style-name="P1">00000050 <text:s text:c="2"/>16 20 99 0F <text:s/>EB BD 82 A6 <text:s/>9C 8C 59 29 <text:s/>DD E1 D6 B1 <text:s/>. ........Y)....</text:p>
      <text:p text:style-name="P1">00000060 <text:s text:c="2"/>19 08 59 8E <text:s/>E4 4B C4 4B <text:s/>AF E3 50 B0 <text:s/>68 D1 49 26 <text:s/>..Y..K.K..P.h.I&amp;</text:p>
      <text:p text:style-name="P1">00000070 <text:s text:c="2"/>AD 5B 8D B4 <text:s/>7C 44 02 DD <text:s/>D8 CC 1B 59 <text:s/>5E 86 4B D7 <text:s/>.[..|D.....Y^.K.</text:p>
      <text:p text:style-name="P4"><text:span text:style-name="T1">00000080 <text:s text:c="2"/>AB D6 E5 58 <text:s/>B2 16 77 F2 <text:s/>32 EB 40 38 <text:s/>61 6B 5D 70</text:span> <text:s/>...X..w.2.@8ak]p</text:p>
      <text:p text:style-name="P4"/>
      <text:p text:style-name="P4">openssl enc -d -v -P <text:s/>-p -nosalt -aes-256-cbc -K <text:span text:style-name="T2">4e6f772077652061726520656e676167656420696e206120677265617420636</text:span>9 -iv <text:span text:style-name="T3">000102030405060708090A0B0C0D0E0F</text:span> -in encrypted -out decrypted</text:p>
      <text:p text:style-name="P4">bufsize=8192</text:p>
      <text:p text:style-name="P4">key=<text:span text:style-name="T2">4E6F772077652061726520656E676167656420696E2061206772656174206369</text:span></text:p>
      <text:p text:style-name="P4">iv =<text:span text:style-name="T3">000102030405060708090A0B0C0D0E0F</text:span></text:p>
      <text:p text:style-name="P4">bytes read <text:s text:c="2"/>: <text:s text:c="5"/>144</text:p>
      <text:p text:style-name="P4">bytes written: <text:s text:c="5"/>136</text:p>
      <text:p text:style-name="P4"/>
      <text:p text:style-name="P4">cat decrypted </text:p>
      <text:p text:style-name="P4">Four score and s</text:p>
      <text:p text:style-name="P4">even years ago o</text:p>
      <text:p text:style-name="P4">ur fathers broug</text:p>
      <text:p text:style-name="P4">ht forth on this</text:p>
      <text:p text:style-name="P4"><text:s/>continent, a ne</text:p>
      <text:p text:style-name="P4">w nation, concei</text:p>
      <text:p text:style-name="P4">ved in Liberty, </text:p>
      <text:p text:style-name="P4">and dedicated to</text:p>
      <text:p text:style-name="P4"/>
      <text:p text:style-name="P4">openssl help</text:p>
      <text:p text:style-name="P4">Standard commands</text:p>
      <text:p text:style-name="P4">asn1parse <text:s text:c="8"/>ca <text:s text:c="15"/>ciphers <text:s text:c="10"/>cms <text:s text:c="14"/></text:p>
      <text:p text:style-name="P4">crl <text:s text:c="14"/>crl2pkcs7 <text:s text:c="8"/>dgst <text:s text:c="13"/>dhparam <text:s text:c="10"/></text:p>
      <text:p text:style-name="P4"><text:soft-page-break/>dsa <text:s text:c="14"/>dsaparam <text:s text:c="9"/>ec <text:s text:c="15"/>ecparam <text:s text:c="10"/></text:p>
      <text:p text:style-name="P4">enc <text:s text:c="14"/>engine <text:s text:c="11"/>errstr <text:s text:c="11"/>gendsa <text:s text:c="11"/></text:p>
      <text:p text:style-name="P4">genpkey <text:s text:c="10"/>genrsa <text:s text:c="11"/>help <text:s text:c="13"/>list <text:s text:c="13"/></text:p>
      <text:p text:style-name="P4">nseq <text:s text:c="13"/>ocsp <text:s text:c="13"/>passwd <text:s text:c="11"/>pkcs12 <text:s text:c="11"/></text:p>
      <text:p text:style-name="P4">pkcs7 <text:s text:c="12"/>pkcs8 <text:s text:c="12"/>pkey <text:s text:c="13"/>pkeyparam <text:s text:c="8"/></text:p>
      <text:p text:style-name="P4">pkeyutl <text:s text:c="10"/>prime <text:s text:c="12"/>rand <text:s text:c="13"/>rehash <text:s text:c="11"/></text:p>
      <text:p text:style-name="P4">req <text:s text:c="14"/>rsa <text:s text:c="14"/>rsautl <text:s text:c="11"/>s_client <text:s text:c="9"/></text:p>
      <text:p text:style-name="P4">s_server <text:s text:c="9"/>s_time <text:s text:c="11"/>sess_id <text:s text:c="10"/>smime <text:s text:c="12"/></text:p>
      <text:p text:style-name="P4">speed <text:s text:c="12"/>spkac <text:s text:c="12"/>srp <text:s text:c="14"/>storeutl <text:s text:c="9"/></text:p>
      <text:p text:style-name="P4">ts <text:s text:c="15"/>verify <text:s text:c="11"/>version <text:s text:c="10"/>x509 <text:s text:c="13"/></text:p>
      <text:p text:style-name="P4"/>
      <text:p text:style-name="P4">Message Digest commands (see the `dgst' command for more details)</text:p>
      <text:p text:style-name="P4">blake2b512 <text:s text:c="7"/>blake2s256 <text:s text:c="7"/>gost <text:s text:c="13"/>md4 <text:s text:c="14"/></text:p>
      <text:p text:style-name="P4">md5 <text:s text:c="14"/>rmd160 <text:s text:c="11"/>sha1 <text:s text:c="13"/>sha224 <text:s text:c="11"/></text:p>
      <text:p text:style-name="P4">sha256 <text:s text:c="11"/>sha3-224 <text:s text:c="9"/>sha3-256 <text:s text:c="9"/>sha3-384 <text:s text:c="9"/></text:p>
      <text:p text:style-name="P4">sha3-512 <text:s text:c="9"/>sha384 <text:s text:c="11"/>sha512 <text:s text:c="11"/>sha512-224 <text:s text:c="7"/></text:p>
      <text:p text:style-name="P4">sha512-256 <text:s text:c="7"/>shake128 <text:s text:c="9"/>shake256 <text:s text:c="9"/>sm3 <text:s text:c="14"/></text:p>
      <text:p text:style-name="P4"/>
      <text:p text:style-name="P4">Cipher commands (see the `enc' command for more details)</text:p>
      <text:p text:style-name="P4">aes-128-cbc <text:s text:c="6"/>aes-128-ecb <text:s text:c="6"/>aes-192-cbc <text:s text:c="6"/>aes-192-ecb <text:s text:c="6"/></text:p>
      <text:p text:style-name="P4">aes-256-cbc <text:s text:c="6"/>aes-256-ecb <text:s text:c="6"/>aria-128-cbc <text:s text:c="5"/>aria-128-cfb <text:s text:c="5"/></text:p>
      <text:p text:style-name="P4">aria-128-cfb1 <text:s text:c="4"/>aria-128-cfb8 <text:s text:c="4"/>aria-128-ctr <text:s text:c="5"/>aria-128-ecb <text:s text:c="5"/></text:p>
      <text:p text:style-name="P4">aria-128-ofb <text:s text:c="5"/>aria-192-cbc <text:s text:c="5"/>aria-192-cfb <text:s text:c="5"/>aria-192-cfb1 <text:s text:c="4"/></text:p>
      <text:p text:style-name="P4">aria-192-cfb8 <text:s text:c="4"/>aria-192-ctr <text:s text:c="5"/>aria-192-ecb <text:s text:c="5"/>aria-192-ofb <text:s text:c="5"/></text:p>
      <text:p text:style-name="P4">aria-256-cbc <text:s text:c="5"/>aria-256-cfb <text:s text:c="5"/>aria-256-cfb1 <text:s text:c="4"/>aria-256-cfb8 <text:s text:c="4"/></text:p>
      <text:p text:style-name="P4">aria-256-ctr <text:s text:c="5"/>aria-256-ecb <text:s text:c="5"/>aria-256-ofb <text:s text:c="5"/>base64 <text:s text:c="11"/></text:p>
      <text:p text:style-name="P4">bf <text:s text:c="15"/>bf-cbc <text:s text:c="11"/>bf-cfb <text:s text:c="11"/>bf-ecb <text:s text:c="11"/></text:p>
      <text:p text:style-name="P4">bf-ofb <text:s text:c="11"/>camellia-128-cbc <text:s/>camellia-128-ecb <text:s/>camellia-192-cbc <text:s/></text:p>
      <text:p text:style-name="P4">camellia-192-ecb <text:s/>camellia-256-cbc <text:s/>camellia-256-ecb <text:s/>cast <text:s text:c="13"/></text:p>
      <text:p text:style-name="P4">cast-cbc <text:s text:c="9"/>cast5-cbc <text:s text:c="8"/>cast5-cfb <text:s text:c="8"/>cast5-ecb <text:s text:c="8"/></text:p>
      <text:p text:style-name="P4">cast5-ofb <text:s text:c="8"/>des <text:s text:c="14"/>des-cbc <text:s text:c="10"/>des-cfb <text:s text:c="10"/></text:p>
      <text:p text:style-name="P4">des-ecb <text:s text:c="10"/>des-ede <text:s text:c="10"/>des-ede-cbc <text:s text:c="6"/>des-ede-cfb <text:s text:c="6"/></text:p>
      <text:p text:style-name="P4">des-ede-ofb <text:s text:c="6"/>des-ede3 <text:s text:c="9"/>des-ede3-cbc <text:s text:c="5"/>des-ede3-cfb <text:s text:c="5"/></text:p>
      <text:p text:style-name="P4">des-ede3-ofb <text:s text:c="5"/>des-ofb <text:s text:c="10"/>des3 <text:s text:c="13"/>desx <text:s text:c="13"/></text:p>
      <text:p text:style-name="P4">rc2 <text:s text:c="14"/>rc2-40-cbc <text:s text:c="7"/>rc2-64-cbc <text:s text:c="7"/>rc2-cbc <text:s text:c="10"/></text:p>
      <text:p text:style-name="P4">rc2-cfb <text:s text:c="10"/>rc2-ecb <text:s text:c="10"/>rc2-ofb <text:s text:c="10"/>rc4 <text:s text:c="14"/></text:p>
      <text:p text:style-name="P4">rc4-40 <text:s text:c="11"/>seed <text:s text:c="13"/>seed-cbc <text:s text:c="9"/>seed-cfb <text:s text:c="9"/></text:p>
      <text:p text:style-name="P4">seed-ecb <text:s text:c="9"/>seed-ofb <text:s text:c="9"/>sm4-cbc <text:s text:c="10"/>sm4-cfb <text:s text:c="10"/></text:p>
      <text:p text:style-name="P4">sm4-ctr <text:s text:c="10"/>sm4-ecb <text:s text:c="10"/>sm4-ofb</text:p>
      <text:p text:style-name="P4"/>
      <text:p text:style-name="P4">openssl enc --help</text:p>
      <text:p text:style-name="P4">Usage: enc [options]</text:p>
      <text:p text:style-name="P4">Valid options are:</text:p>
      <text:p text:style-name="P4"><text:s/>-help <text:s text:c="14"/>Display this summary</text:p>
      <text:p text:style-name="P4"><text:s/>-ciphers <text:s text:c="11"/>List ciphers</text:p>
      <text:p text:style-name="P4"><text:s/>-in infile <text:s text:c="9"/>Input file</text:p>
      <text:p text:style-name="P4"><text:s/>-out outfile <text:s text:c="7"/>Output file</text:p>
      <text:p text:style-name="P4"><text:s/>-pass val <text:s text:c="10"/>Passphrase source</text:p>
      <text:p text:style-name="P4"><text:s/>-e <text:s text:c="17"/>Encrypt</text:p>
      <text:p text:style-name="P4"><text:s/>-d <text:s text:c="17"/>Decrypt</text:p>
      <text:p text:style-name="P4"><text:s/>-p <text:s text:c="17"/>Print the iv/key</text:p>
      <text:p text:style-name="P4"><text:s/>-P <text:s text:c="17"/>Print the iv/key and exit</text:p>
      <text:p text:style-name="P4"><text:soft-page-break/><text:s/>-v <text:s text:c="17"/>Verbose output</text:p>
      <text:p text:style-name="P4"><text:s/>-nopad <text:s text:c="13"/>Disable standard block padding</text:p>
      <text:p text:style-name="P4"><text:s/>-salt <text:s text:c="14"/>Use salt in the KDF (default)</text:p>
      <text:p text:style-name="P4"><text:s/>-nosalt <text:s text:c="12"/>Do not use salt in the KDF</text:p>
      <text:p text:style-name="P4"><text:s/>-debug <text:s text:c="13"/>Print debug info</text:p>
      <text:p text:style-name="P4"><text:s/>-a <text:s text:c="17"/>Base64 encode/decode, depending on encryption flag</text:p>
      <text:p text:style-name="P4"><text:s/>-base64 <text:s text:c="12"/>Same as option -a</text:p>
      <text:p text:style-name="P4"><text:s/>-A <text:s text:c="17"/>Used with -[base64|a] to specify base64 buffer as a single line</text:p>
      <text:p text:style-name="P4"><text:s/>-bufsize val <text:s text:c="7"/>Buffer size</text:p>
      <text:p text:style-name="P4"><text:s/>-k val <text:s text:c="13"/>Passphrase</text:p>
      <text:p text:style-name="P4"><text:s/>-kfile infile <text:s text:c="6"/>Read passphrase from file</text:p>
      <text:p text:style-name="P4"><text:s/>-K val <text:s text:c="13"/>Raw key, in hex</text:p>
      <text:p text:style-name="P4"><text:s/>-S val <text:s text:c="13"/>Salt, in hex</text:p>
      <text:p text:style-name="P4"><text:s/>-iv val <text:s text:c="12"/>IV in hex</text:p>
      <text:p text:style-name="P4"><text:s/>-md val <text:s text:c="12"/>Use specified digest to create a key from the passphrase</text:p>
      <text:p text:style-name="P4"><text:s/>-iter +int <text:s text:c="9"/>Specify the iteration count and force use of PBKDF2</text:p>
      <text:p text:style-name="P4"><text:s/>-pbkdf2 <text:s text:c="12"/>Use password-based key derivation function 2</text:p>
      <text:p text:style-name="P4"><text:s/>-none <text:s text:c="14"/>Don't encrypt</text:p>
      <text:p text:style-name="P4"><text:s/>-* <text:s text:c="17"/>Any supported cipher</text:p>
      <text:p text:style-name="P4"><text:s/>-rand val <text:s text:c="10"/>Load the file(s) into the random number generator</text:p>
      <text:p text:style-name="P4"><text:s/>-writerand outfile <text:s/>Write random data to the specified file</text:p>
      <text:p text:style-name="P4"><text:s/>-engine val <text:s text:c="8"/>Use engine, possibly a hardware de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6:22:46.663914479</meta:creation-date>
    <dc:date>2020-06-11T17:39:26.695510057</dc:date>
    <meta:editing-duration>PT21M18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5" meta:paragraph-count="178" meta:word-count="917" meta:character-count="8736" meta:non-whitespace-character-count="6032"/>
  </office:meta>
</office:document-meta>
</file>